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_20_gauche">
      <style:text-properties officeooo:paragraph-rsid="000e7b69"/>
    </style:style>
    <style:style style:name="P2" style:family="paragraph" style:parent-style-name="Standard_20_gauche">
      <style:text-properties officeooo:paragraph-rsid="001b8415"/>
    </style:style>
    <style:style style:name="T1" style:family="text">
      <style:text-properties officeooo:rsid="000e7b69"/>
    </style:style>
    <style:style style:name="T2" style:family="text">
      <style:text-properties officeooo:rsid="000e83c9"/>
    </style:style>
    <style:style style:name="T3" style:family="text">
      <style:text-properties officeooo:rsid="00124228"/>
    </style:style>
    <style:style style:name="T4" style:family="text">
      <style:text-properties officeooo:rsid="0012c747"/>
    </style:style>
    <style:style style:name="T5" style:family="text">
      <style:text-properties officeooo:rsid="00141ff6"/>
    </style:style>
    <style:style style:name="T6" style:family="text">
      <style:text-properties officeooo:rsid="0014ddb3"/>
    </style:style>
    <style:style style:name="T7" style:family="text">
      <style:text-properties officeooo:rsid="0017a972"/>
    </style:style>
    <style:style style:name="T8" style:family="text">
      <style:text-properties officeooo:rsid="0018279c"/>
    </style:style>
    <style:style style:name="T9" style:family="text">
      <style:text-properties officeooo:rsid="00195df3"/>
    </style:style>
    <style:style style:name="T10" style:family="text">
      <style:text-properties officeooo:rsid="001a31ab"/>
    </style:style>
    <style:style style:name="T11" style:family="text">
      <style:text-properties officeooo:rsid="001ac276"/>
    </style:style>
    <style:style style:name="T12" style:family="text">
      <style:text-properties officeooo:rsid="001b8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u passage des dizaines<text:line-break/></text:span><text:span text:style-name="T2">le plaisir suinte<text:line-break/></text:span><text:span text:style-name="T3">pein</text:span><text:span text:style-name="T4">t</text:span><text:span text:style-name="T3"> des coulures de salpêtre<text:line-break/></text:span><text:span text:style-name="T4">dans les galeries </text:span><text:span text:style-name="T7">synaptiques<text:line-break/></text:span><text:span text:style-name="T4">des souvenirs<text:line-break/>comment dire<text:line-break/>les lumières aèrent </text:span><text:span text:style-name="T8">l</text:span><text:span text:style-name="T4">es tréfonds<text:line-break/>remontés à la surface<text:line-break/></text:span><text:span text:style-name="T5">où la houle des jours<text:line-break/>écument les deltas<text:line-break/>et l'on ne sait plus très bien<text:line-break/>qui se jette en quoi<text:line-break/></text:span><text:span text:style-name="T6">barrières abolies<text:line-break/>épaisseurs soulignées<text:line-break/>surlignées<text:line-break/>peu de mensonges<text:line-break/>rapides bilan sur coins de tables<text:line-break/>se jouer du compte d'exploitation<text:line-break/></text:span><text:span text:style-name="T8">et profiter des pertes<text:line-break/></text:span><text:span text:style-name="T9">je calcule en vain<text:line-break/>les intérêts décomposés<text:line-break/>puisque que le temps<text:line-break/>pourtant<text:line-break/>bien palpable<text:line-break/>n'existe pas<text:line-break/>20 ans hier maintenant demain<text:line-break/>des enfants plus ou moins grands<text:line-break/>des renaissances<text:line-break/>des vies antérieures sous nos postérieurs<text:line-break/></text:span><text:span text:style-name="T10">au passage des dizaines<text:line-break/>le plaisir suinte<text:line-break/>tout est question de mesure<text:line-break/>tu improvises un sourire<text:line-break/>surpris<text:line-break/>comme si la réplique<text:line-break/>était déjà écrite<text:line-break/></text:span><text:span text:style-name="T11">un donné qui se construit<text:line-break/>au fur et à mesure<text:line-break/>de sa découverte<text:line-break/>au passage des dizaines<text:line-break/>le plaisir suinte<text:line-break/>nous voilà déjà<text:line-break/></text:span><text:span text:style-name="T12">sous le ciel étoilé de décembre<text:line-break/>à l'heure des au revoir</text:span></text:p>
      <text:p text:style-name="P1"><text:span text:style-name="T12"/></text:p>
      <text:p text:style-name="P2"><text:span text:style-name="T12">y aura-t-il une autre fois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contextual-spacing="false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blogiGor 064 : dizaines</text:title><text:tab/><text:tab/><text:date style:data-style-name="N106" text:date-value="2012-12-01T07:01:19" text:fixed="true">samedi 01 décembre 2012</text:date></text:p>
      </style:header>
      <style:footer>
        <text:p text:style-name="Footer"><text:initial-creator>Igor Milhit</text:initial-creator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1T07:01:20</meta:creation-date>
    <dc:title>blogiGor 064 : dizaines</dc:title>
    <meta:editing-duration>PT3H25M22S</meta:editing-duration>
    <meta:editing-cycles>4</meta:editing-cycles>
    <meta:generator>LibreOffice/3.6$Linux_X86_64 LibreOffice_project/360m1$Build-2</meta:generator>
    <meta:initial-creator>Igor Milhit</meta:initial-creator>
    <meta:keyword>blogiGor</meta:keyword>
    <meta:keyword>20 ans</meta:keyword>
    <meta:keyword>diplôme</meta:keyword>
    <dc:subject>les 20 ans du diplôme ESC</dc:subject>
    <dc:date>2012-12-02T14:44:19</dc:date>
    <meta:document-statistic meta:table-count="0" meta:image-count="0" meta:object-count="0" meta:page-count="1" meta:paragraph-count="4" meta:word-count="182" meta:character-count="1066" meta:non-whitespace-character-count="886"/>
    <meta:user-defined meta:name="Info 1"/>
    <meta:user-defined meta:name="Info 2"/>
    <meta:user-defined meta:name="Info 3"/>
    <meta:user-defined meta:name="Info 4"/>
  </office:meta>
</office:document-meta>
</file>